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omething</text:p>
          </table:table-cell>
          <table:table-cell office:value-type="string" calcext:value-type="string">
            <text:p>Values</text:p>
          </table:table-cell>
        </table:table-row>
        <table:table-row table:style-name="ro1" table:visibility="filter"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filter">
          <table:table-cell office:value-type="string" calcext:value-type="string">
            <text:p>aa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  <table:database-ranges>
        <table:database-range table:name="__Anonymous_Sheet_DB__0" table:target-range-address="Sheet1.A1:Sheet1.B13" table:display-filter-buttons="true">
          <table:filter>
            <table:filter-and>
              <table:filter-condition table:field-number="0" table:value="bb" table:operator="=">
                <table:filter-set-item table:value="bb"/>
                <table:filter-set-item table:value="cc"/>
                <table:filter-set-item table:value="dd"/>
                <table:filter-set-item table:value="ee"/>
                <table:filter-set-item table:value="ff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5T19:21:23.369000000</meta:creation-date>
    <dc:date>2021-05-05T19:31:44.206000000</dc:date>
    <meta:editing-duration>PT7M45S</meta:editing-duration>
    <meta:editing-cycles>1</meta:editing-cycles>
    <meta:document-statistic meta:table-count="1" meta:cell-count="26" meta:object-count="0"/>
    <meta:generator>LibreOfficeDev/7.2.0.0.alpha0$Windows_X86_64 LibreOffice_project/9bfe083adf1fd9d470b600d0a801d144db24474f</meta:generator>
  </office:meta>
</office:document-meta>
</file>